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0.393in" style:use-optimal-column-width="false"/>
    </style:style>
    <style:style style:name="TableColumn4" style:family="table-column">
      <style:table-column-properties style:column-width="0.1243in" style:use-optimal-column-width="false"/>
    </style:style>
    <style:style style:name="TableColumn5" style:family="table-column">
      <style:table-column-properties style:column-width="0.5854in" style:use-optimal-column-width="false"/>
    </style:style>
    <style:style style:name="TableColumn6" style:family="table-column">
      <style:table-column-properties style:column-width="1.2854in" style:use-optimal-column-width="false"/>
    </style:style>
    <style:style style:name="TableColumn7" style:family="table-column">
      <style:table-column-properties style:column-width="0.1312in" style:use-optimal-column-width="false"/>
    </style:style>
    <style:style style:name="TableColumn8" style:family="table-column">
      <style:table-column-properties style:column-width="0.709in" style:use-optimal-column-width="false"/>
    </style:style>
    <style:style style:name="TableColumn9" style:family="table-column">
      <style:table-column-properties style:column-width="0.3541in" style:use-optimal-column-width="false"/>
    </style:style>
    <style:style style:name="TableColumn10" style:family="table-column">
      <style:table-column-properties style:column-width="0.4736in" style:use-optimal-column-width="false"/>
    </style:style>
    <style:style style:name="TableColumn11" style:family="table-column">
      <style:table-column-properties style:column-width="0.5118in" style:use-optimal-column-width="false"/>
    </style:style>
    <style:style style:name="TableColumn12" style:family="table-column">
      <style:table-column-properties style:column-width="0.209in" style:use-optimal-column-width="false"/>
    </style:style>
    <style:style style:name="TableColumn13" style:family="table-column">
      <style:table-column-properties style:column-width="0.3027in" style:use-optimal-column-width="false"/>
    </style:style>
    <style:style style:name="TableColumn14" style:family="table-column">
      <style:table-column-properties style:column-width="0.2354in" style:use-optimal-column-width="false"/>
    </style:style>
    <style:style style:name="TableColumn15" style:family="table-column">
      <style:table-column-properties style:column-width="0.5118in" style:use-optimal-column-width="false"/>
    </style:style>
    <style:style style:name="TableColumn16" style:family="table-column">
      <style:table-column-properties style:column-width="0.1444in" style:use-optimal-column-width="false"/>
    </style:style>
    <style:style style:name="TableColumn17" style:family="table-column">
      <style:table-column-properties style:column-width="0.2895in" style:use-optimal-column-width="false"/>
    </style:style>
    <style:style style:name="TableColumn18" style:family="table-column">
      <style:table-column-properties style:column-width="0.9263in" style:use-optimal-column-width="false"/>
    </style:style>
    <style:style style:name="Table2" style:family="table">
      <style:table-properties style:width="7.1875in" fo:margin-left="-0.725in" table:align="left"/>
    </style:style>
    <style:style style:name="TableRow19" style:family="table-row">
      <style:table-row-properties style:min-row-height="0.3895in" style:use-optimal-row-height="false" fo:keep-together="always"/>
    </style:style>
    <style:style style:name="TableCell20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2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4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9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3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2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3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4" style:family="table-row">
      <style:table-row-properties style:min-row-height="0.2583in" style:use-optimal-row-height="false" fo:keep-together="always"/>
    </style:style>
    <style:style style:name="TableCell35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50" style:family="table-row">
      <style:table-row-properties style:min-row-height="0.2041in" style:use-optimal-row-height="false" fo:keep-together="always"/>
    </style:style>
    <style:style style:name="TableCell5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5" style:family="table-row">
      <style:table-row-properties style:min-row-height="0.2402in" style:use-optimal-row-height="false" fo:keep-together="alway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2" style:family="table-row">
      <style:table-row-properties style:min-row-height="0.2375in" style:use-optimal-row-height="false" fo:keep-together="always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9" style:family="table-row">
      <style:table-row-properties style:min-row-height="0.1097in" style:use-optimal-row-height="false" fo:keep-together="always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3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6" style:family="table-row">
      <style:table-row-properties style:min-row-height="0.3736in" style:use-optimal-row-height="false" fo:keep-together="always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3" style:family="table-row">
      <style:table-row-properties style:min-row-height="0.2236in" style:use-optimal-row-height="false" fo:keep-together="always"/>
    </style:style>
    <style:style style:name="TableCell9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4" style:family="table-row">
      <style:table-row-properties style:min-row-height="0.2236in" style:use-optimal-row-height="false" fo:keep-together="always"/>
    </style:style>
    <style:style style:name="P10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P10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3" style:family="table-row">
      <style:table-row-properties style:min-row-height="0.2208in" style:use-optimal-row-height="false" fo:keep-together="always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0" style:family="table-row">
      <style:table-row-properties style:min-row-height="0.2208in" style:use-optimal-row-height="false" fo:keep-together="always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4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7" style:family="table-row">
      <style:table-row-properties style:min-row-height="0.2208in" style:use-optimal-row-height="false" fo:keep-together="always"/>
    </style:style>
    <style:style style:name="TableCell1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4" style:family="table-row">
      <style:table-row-properties style:min-row-height="0.2208in" style:use-optimal-row-height="false" fo:keep-together="always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1" style:family="table-row">
      <style:table-row-properties style:min-row-height="0.2722in" style:use-optimal-row-height="false" fo:keep-together="always"/>
    </style:style>
    <style:style style:name="TableCell14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P14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3" style:family="table-row">
      <style:table-row-properties style:min-row-height="0.2722in" style:use-optimal-row-height="false" fo:keep-together="always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60" style:family="table-row">
      <style:table-row-properties style:min-row-height="0.2069in" style:use-optimal-row-height="false" fo:keep-together="always"/>
    </style:style>
    <style:style style:name="TableCell16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8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71" style:family="table-row">
      <style:table-row-properties style:min-row-height="0.0902in" style:use-optimal-row-height="false" fo:keep-together="always"/>
    </style:style>
    <style:style style:name="TableCell17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9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82" style:family="table-row">
      <style:table-row-properties style:min-row-height="0.0888in" style:use-optimal-row-height="false" fo:keep-together="always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6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89" style:family="table-row">
      <style:table-row-properties style:min-row-height="0.0888in" style:use-optimal-row-height="false" fo:keep-together="always"/>
    </style:style>
    <style:style style:name="TableCell1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96" style:family="table-row">
      <style:table-row-properties style:min-row-height="0.0888in" style:use-optimal-row-height="false" fo:keep-together="always"/>
    </style:style>
    <style:style style:name="TableCell1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1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03" style:family="table-row">
      <style:table-row-properties style:min-row-height="0.1194in" style:use-optimal-row-height="false" fo:keep-together="always"/>
    </style:style>
    <style:style style:name="TableCell20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1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14" style:family="table-row">
      <style:table-row-properties style:min-row-height="0.1187in" style:use-optimal-row-height="false" fo:keep-together="always"/>
    </style:style>
    <style:style style:name="TableCell2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8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21" style:family="table-row">
      <style:table-row-properties style:min-row-height="0.1187in" style:use-optimal-row-height="false" fo:keep-together="always"/>
    </style:style>
    <style:style style:name="TableCell22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5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28" style:family="table-row">
      <style:table-row-properties style:min-row-height="0.1194in" style:use-optimal-row-height="false" fo:keep-together="always"/>
    </style:style>
    <style:style style:name="TableCell22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6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39" style:family="table-row">
      <style:table-row-properties style:min-row-height="0.1187in" style:use-optimal-row-height="false" fo:keep-together="always"/>
    </style:style>
    <style:style style:name="TableCell2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3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46" style:family="table-row">
      <style:table-row-properties style:min-row-height="0.1187in" style:use-optimal-row-height="false" fo:keep-together="always"/>
    </style:style>
    <style:style style:name="TableCell2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53" style:family="table-row">
      <style:table-row-properties style:min-row-height="0.1784in" style:use-optimal-row-height="false" fo:keep-together="always"/>
    </style:style>
    <style:style style:name="TableCell25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1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6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64" style:family="table-row">
      <style:table-row-properties style:min-row-height="0.1784in" style:use-optimal-row-height="false" fo:keep-together="always"/>
    </style:style>
    <style:style style:name="TableCell2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6" style:parent-style-name="Standard" style:family="paragraph">
      <style:paragraph-properties style:line-break="normal" style:punctuation-wrap="simple" style:text-autospace="none" style:snap-to-layout-grid="false" style:line-height-at-least="0.1666in"/>
    </style:style>
    <style:style style:name="T267" style:parent-style-name="預設段落字型" style:family="text">
      <style:text-properties style:font-name="標楷體" style:font-name-asian="標楷體" style:font-name-complex="標楷體" fo:letter-spacing="-0.0027in" fo:font-size="10pt" style:font-size-asian="10pt"/>
    </style:style>
    <style:style style:name="TableCell2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9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72" style:family="table-row">
      <style:table-row-properties style:min-row-height="0.1194in" style:use-optimal-row-height="false" fo:keep-together="always"/>
    </style:style>
    <style:style style:name="TableCell27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style:font-name-complex="標楷體" fo:font-size="10pt" style:font-size-asian="10pt"/>
    </style:style>
    <style:style style:name="TableCell2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0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83" style:family="table-row">
      <style:table-row-properties style:min-row-height="0.1187in" style:use-optimal-row-height="false" fo:keep-together="always"/>
    </style:style>
    <style:style style:name="TableCell2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7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90" style:family="table-row">
      <style:table-row-properties style:min-row-height="0.1187in" style:use-optimal-row-height="false" fo:keep-together="always"/>
    </style:style>
    <style:style style:name="TableCell2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4" style:parent-style-name="Standard" style:family="paragraph">
      <style:paragraph-properties style:snap-to-layout-grid="false" style:line-height-at-least="0.1666in"/>
      <style:text-properties style:font-name="標楷體" style:font-name-asian="標楷體" style:font-name-complex="標楷體" fo:font-size="10pt" style:font-size-asian="10pt"/>
    </style:style>
    <style:style style:name="TableCell2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97" style:family="table-row">
      <style:table-row-properties style:min-row-height="0.4277in" style:use-optimal-row-height="false" fo:keep-together="always"/>
    </style:style>
    <style:style style:name="TableCell298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9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1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3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3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3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0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0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310" style:family="table-row">
      <style:table-row-properties style:min-row-height="0.1402in" style:use-optimal-row-height="false" fo:keep-together="always"/>
    </style:style>
    <style:style style:name="TableCell311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1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13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31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P31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P316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高壓氣體特定設備<text:s text:c="2"/>定期檢查表<text:s/>(每月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系所單位</text:p>
          </table:table-cell>
          <table:table-cell table:style-name="TableCell22" table:number-columns-spanned="4">
            <text:p text:style-name="P23"/>
          </table:table-cell>
          <table:covered-table-cell/>
          <table:covered-table-cell/>
          <table:covered-table-cell/>
          <table:table-cell table:style-name="TableCell24">
            <text:p text:style-name="P25">實驗室</text:p>
            <text:p text:style-name="P26">名<text:s text:c="2"/>稱</text:p>
          </table:table-cell>
          <table:table-cell table:style-name="TableCell27" table:number-columns-spanned="6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9">
            <text:p text:style-name="P30">檢查</text:p>
            <text:p text:style-name="P31">日期</text:p>
          </table:table-cell>
          <table:table-cell table:style-name="TableCell32" table:number-columns-spanned="3">
            <text:p text:style-name="P33">年　　月　　日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項次</text:p>
          </table:table-cell>
          <table:table-cell table:style-name="TableCell37" table:number-columns-spanned="2">
            <text:p text:style-name="P38">檢查項目</text:p>
          </table:table-cell>
          <table:covered-table-cell/>
          <table:table-cell table:style-name="TableCell39" table:number-columns-spanned="5">
            <text:p text:style-name="P40">檢查基準</text:p>
          </table:table-cell>
          <table:covered-table-cell/>
          <table:covered-table-cell/>
          <table:covered-table-cell/>
          <table:covered-table-cell/>
          <table:table-cell table:style-name="TableCell41">
            <text:p text:style-name="P42">檢查</text:p>
            <text:p text:style-name="P43">方法</text:p>
          </table:table-cell>
          <table:table-cell table:style-name="TableCell44" table:number-columns-spanned="2">
            <text:p text:style-name="P45">結果</text:p>
          </table:table-cell>
          <table:covered-table-cell/>
          <table:table-cell table:style-name="TableCell46" table:number-columns-spanned="4">
            <text:p text:style-name="P47">改善措施內容</text:p>
          </table:table-cell>
          <table:covered-table-cell/>
          <table:covered-table-cell/>
          <table:covered-table-cell/>
          <table:table-cell table:style-name="TableCell48">
            <text:p text:style-name="P49">改善追蹤</text:p>
          </table:table-cell>
        </table:table-row>
        <table:table-row table:style-name="TableRow50">
          <table:table-cell table:style-name="TableCell51" table:number-rows-spanned="5">
            <text:p text:style-name="P52">一</text:p>
          </table:table-cell>
          <table:table-cell table:style-name="TableCell53" table:number-columns-spanned="2" table:number-rows-spanned="5">
            <text:p text:style-name="P54">本體</text:p>
          </table:table-cell>
          <table:covered-table-cell/>
          <table:table-cell table:style-name="TableCell55" table:number-columns-spanned="5">
            <text:p text:style-name="P56">槽體表面有無油漆脫落及生鏽</text:p>
          </table:table-cell>
          <table:covered-table-cell/>
          <table:covered-table-cell/>
          <table:covered-table-cell/>
          <table:covered-table-cell/>
          <table:table-cell table:style-name="TableCell57">
            <text:p text:style-name="P58"/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 table:number-rows-spanned="29">
            <text:p text:style-name="P62"/>
          </table:table-cell>
          <table:covered-table-cell/>
          <table:covered-table-cell/>
          <table:covered-table-cell/>
          <table:table-cell table:style-name="TableCell63" table:number-rows-spanned="29">
            <text:p text:style-name="P64"/>
          </table:table-cell>
        </table:table-row>
        <table:table-row table:style-name="TableRow65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66" table:number-columns-spanned="5">
            <text:p text:style-name="P67">槽體明顯部位有無紅字書名氣體名稱</text:p>
          </table:table-cell>
          <table:covered-table-cell/>
          <table:covered-table-cell/>
          <table:covered-table-cell/>
          <table:covered-table-cell/>
          <table:table-cell table:style-name="TableCell68">
            <text:p text:style-name="P69"/>
          </table:table-cell>
          <table:table-cell table:style-name="TableCell70" table:number-columns-spanned="2">
            <text:p text:style-name="P7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2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73" table:number-columns-spanned="5">
            <text:p text:style-name="P74">槽體與管線連接處有無裂痕及洩漏</text:p>
          </table:table-cell>
          <table:covered-table-cell/>
          <table:covered-table-cell/>
          <table:covered-table-cell/>
          <table:covered-table-cell/>
          <table:table-cell table:style-name="TableCell75">
            <text:p text:style-name="P76"/>
          </table:table-cell>
          <table:table-cell table:style-name="TableCell77" table:number-columns-spanned="2">
            <text:p text:style-name="P7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9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80" table:number-columns-spanned="5">
            <text:p text:style-name="P81">蓋板螺栓有無損耗，焊道有無繡蝕及裂紋</text:p>
          </table:table-cell>
          <table:covered-table-cell/>
          <table:covered-table-cell/>
          <table:covered-table-cell/>
          <table:covered-table-cell/>
          <table:table-cell table:style-name="TableCell82">
            <text:p text:style-name="P83"/>
          </table:table-cell>
          <table:table-cell table:style-name="TableCell84" table:number-columns-spanned="2">
            <text:p text:style-name="P8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87" table:number-columns-spanned="5">
            <text:p text:style-name="P88">有無使用接地線做確實之接地並保持接地電阻在10Ω以下</text:p>
          </table:table-cell>
          <table:covered-table-cell/>
          <table:covered-table-cell/>
          <table:covered-table-cell/>
          <table:covered-table-cell/>
          <table:table-cell table:style-name="TableCell89">
            <text:p text:style-name="P90"/>
          </table:table-cell>
          <table:table-cell table:style-name="TableCell91" table:number-columns-spanned="2">
            <text:p text:style-name="P9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3">
          <table:table-cell table:style-name="TableCell94" table:number-rows-spanned="6">
            <text:p text:style-name="P95">二</text:p>
          </table:table-cell>
          <table:table-cell table:style-name="TableCell96" table:number-columns-spanned="2" table:number-rows-spanned="6">
            <text:p text:style-name="P97">附屬品</text:p>
          </table:table-cell>
          <table:covered-table-cell/>
          <table:table-cell table:style-name="TableCell98" table:number-columns-spanned="5">
            <text:p text:style-name="P99">平台支架有無嚴重腐蝕</text:p>
          </table:table-cell>
          <table:covered-table-cell/>
          <table:covered-table-cell/>
          <table:covered-table-cell/>
          <table:covered-table-cell/>
          <table:table-cell table:style-name="TableCell100">
            <text:p text:style-name="P101"/>
          </table:table-cell>
          <table:table-cell table:style-name="TableCell102" table:number-columns-spanned="2">
            <text:p text:style-name="P10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4">
          <table:covered-table-cell>
            <text:p text:style-name="P105"/>
          </table:covered-table-cell>
          <table:covered-table-cell>
            <text:p text:style-name="P106"/>
          </table:covered-table-cell>
          <table:covered-table-cell/>
          <table:table-cell table:style-name="TableCell107" table:number-columns-spanned="5">
            <text:p text:style-name="P108">管路全線有無油漆脫落及繡蝕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14" table:number-columns-spanned="5">
            <text:p text:style-name="P115">管路結合部分有無繡蝕、洩漏、變形</text:p>
          </table:table-cell>
          <table:covered-table-cell/>
          <table:covered-table-cell/>
          <table:covered-table-cell/>
          <table:covered-table-cell/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21" table:number-columns-spanned="5">
            <text:p text:style-name="P122">有無標示管路內液體或氣體之流向</text:p>
          </table:table-cell>
          <table:covered-table-cell/>
          <table:covered-table-cell/>
          <table:covered-table-cell/>
          <table:covered-table-cell/>
          <table:table-cell table:style-name="TableCell123">
            <text:p text:style-name="P124"/>
          </table:table-cell>
          <table:table-cell table:style-name="TableCell125" table:number-columns-spanned="2">
            <text:p text:style-name="P12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7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28" table:number-columns-spanned="5">
            <text:p text:style-name="P129">管路閥之相關裝置有無明確標示開閉之方向</text:p>
          </table:table-cell>
          <table:covered-table-cell/>
          <table:covered-table-cell/>
          <table:covered-table-cell/>
          <table:covered-table-cell/>
          <table:table-cell table:style-name="TableCell130">
            <text:p text:style-name="P131"/>
          </table:table-cell>
          <table:table-cell table:style-name="TableCell132" table:number-columns-spanned="2">
            <text:p text:style-name="P13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4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35" table:number-columns-spanned="5">
            <text:p text:style-name="P136">儲槽之導管配管等有無以常用壓力之1.5倍施耐壓試驗及以常用壓力以上作氣密試驗</text:p>
          </table:table-cell>
          <table:covered-table-cell/>
          <table:covered-table-cell/>
          <table:covered-table-cell/>
          <table:covered-table-cell/>
          <table:table-cell table:style-name="TableCell137">
            <text:p text:style-name="P138"/>
          </table:table-cell>
          <table:table-cell table:style-name="TableCell139" table:number-columns-spanned="2">
            <text:p text:style-name="P14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1">
          <table:table-cell table:style-name="TableCell142" table:number-rows-spanned="2">
            <text:p text:style-name="P143">三</text:p>
          </table:table-cell>
          <table:table-cell table:style-name="TableCell144" table:number-columns-spanned="2" table:number-rows-spanned="2">
            <text:p text:style-name="P145">緊急關閉開　　關</text:p>
            <text:p text:style-name="P146"/>
          </table:table-cell>
          <table:covered-table-cell/>
          <table:table-cell table:style-name="TableCell147" table:number-columns-spanned="5">
            <text:p text:style-name="P148">緊急關閉閥有無動作不靈活不能迅速完全關閉</text:p>
          </table:table-cell>
          <table:covered-table-cell/>
          <table:covered-table-cell/>
          <table:covered-table-cell/>
          <table:covered-table-cell/>
          <table:table-cell table:style-name="TableCell149">
            <text:p text:style-name="P150"/>
          </table:table-cell>
          <table:table-cell table:style-name="TableCell151" table:number-columns-spanned="2">
            <text:p text:style-name="P1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54" table:number-columns-spanned="5">
            <text:p text:style-name="P155">遙控操作地點距離儲槽有無5公尺以上，有無自動衝壓位置</text:p>
          </table:table-cell>
          <table:covered-table-cell/>
          <table:covered-table-cell/>
          <table:covered-table-cell/>
          <table:covered-table-cell/>
          <table:table-cell table:style-name="TableCell156"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0">
          <table:table-cell table:style-name="TableCell161">
            <text:p text:style-name="P162">四</text:p>
          </table:table-cell>
          <table:table-cell table:style-name="TableCell163" table:number-columns-spanned="2">
            <text:p text:style-name="P164">其他閥類</text:p>
          </table:table-cell>
          <table:covered-table-cell/>
          <table:table-cell table:style-name="TableCell165" table:number-columns-spanned="5">
            <text:p text:style-name="P166">有無洩漏卡死及開閉不完全之情形</text:p>
          </table:table-cell>
          <table:covered-table-cell/>
          <table:covered-table-cell/>
          <table:covered-table-cell/>
          <table:covered-table-cell/>
          <table:table-cell table:style-name="TableCell167">
            <text:p text:style-name="P168"/>
          </table:table-cell>
          <table:table-cell table:style-name="TableCell169" table:number-columns-spanned="2">
            <text:p text:style-name="P1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1">
          <table:table-cell table:style-name="TableCell172" table:number-rows-spanned="4">
            <text:p text:style-name="P173">五</text:p>
          </table:table-cell>
          <table:table-cell table:style-name="TableCell174" table:number-columns-spanned="2" table:number-rows-spanned="4">
            <text:p text:style-name="P175">壓力錶</text:p>
          </table:table-cell>
          <table:covered-table-cell/>
          <table:table-cell table:style-name="TableCell176" table:number-columns-spanned="5">
            <text:p text:style-name="P177">錶面玻璃有無模糊破裂及表殼有無損傷</text:p>
          </table:table-cell>
          <table:covered-table-cell/>
          <table:covered-table-cell/>
          <table:covered-table-cell/>
          <table:covered-table-cell/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2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83" table:number-columns-spanned="5">
            <text:p text:style-name="P184">與本體接合有無裂痕、腐蝕、洩漏</text:p>
          </table:table-cell>
          <table:covered-table-cell/>
          <table:covered-table-cell/>
          <table:covered-table-cell/>
          <table:covered-table-cell/>
          <table:table-cell table:style-name="TableCell185">
            <text:p text:style-name="P186"/>
          </table:table-cell>
          <table:table-cell table:style-name="TableCell187" table:number-columns-spanned="2">
            <text:p text:style-name="P18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9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90" table:number-columns-spanned="5">
            <text:p text:style-name="P191">試驗指針有無歸零</text:p>
          </table:table-cell>
          <table:covered-table-cell/>
          <table:covered-table-cell/>
          <table:covered-table-cell/>
          <table:covered-table-cell/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9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97" table:number-columns-spanned="5">
            <text:p text:style-name="P198">指針有無掉落彎曲翻轉</text:p>
          </table:table-cell>
          <table:covered-table-cell/>
          <table:covered-table-cell/>
          <table:covered-table-cell/>
          <table:covered-table-cell/>
          <table:table-cell table:style-name="TableCell199">
            <text:p text:style-name="P200"/>
          </table:table-cell>
          <table:table-cell table:style-name="TableCell201" table:number-columns-spanned="2">
            <text:p text:style-name="P20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03">
          <table:table-cell table:style-name="TableCell204" table:number-rows-spanned="3">
            <text:p text:style-name="P205">六</text:p>
          </table:table-cell>
          <table:table-cell table:style-name="TableCell206" table:number-columns-spanned="2" table:number-rows-spanned="3">
            <text:p text:style-name="P207">液位計</text:p>
          </table:table-cell>
          <table:covered-table-cell/>
          <table:table-cell table:style-name="TableCell208" table:number-columns-spanned="5">
            <text:p text:style-name="P209">玻璃面有無模糊不清</text:p>
          </table:table-cell>
          <table:covered-table-cell/>
          <table:covered-table-cell/>
          <table:covered-table-cell/>
          <table:covered-table-cell/>
          <table:table-cell table:style-name="TableCell210">
            <text:p text:style-name="P211"/>
          </table:table-cell>
          <table:table-cell table:style-name="TableCell212" table:number-columns-spanned="2">
            <text:p text:style-name="P21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14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15" table:number-columns-spanned="5">
            <text:p text:style-name="P216">連通管有無阻塞不能正確顯示槽內液面之情形</text:p>
          </table:table-cell>
          <table:covered-table-cell/>
          <table:covered-table-cell/>
          <table:covered-table-cell/>
          <table:covered-table-cell/>
          <table:table-cell table:style-name="TableCell217">
            <text:p text:style-name="P218"/>
          </table:table-cell>
          <table:table-cell table:style-name="TableCell219" table:number-columns-spanned="2">
            <text:p text:style-name="P22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1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22" table:number-columns-spanned="5">
            <text:p text:style-name="P223">固定螺栓、螺帽有無鬆弛、脫落</text:p>
          </table:table-cell>
          <table:covered-table-cell/>
          <table:covered-table-cell/>
          <table:covered-table-cell/>
          <table:covered-table-cell/>
          <table:table-cell table:style-name="TableCell224">
            <text:p text:style-name="P225"/>
          </table:table-cell>
          <table:table-cell table:style-name="TableCell226" table:number-columns-spanned="2">
            <text:p text:style-name="P22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8">
          <table:table-cell table:style-name="TableCell229" table:number-rows-spanned="3">
            <text:p text:style-name="P230">七</text:p>
          </table:table-cell>
          <table:table-cell table:style-name="TableCell231" table:number-columns-spanned="2" table:number-rows-spanned="3">
            <text:p text:style-name="P232">溫度計</text:p>
          </table:table-cell>
          <table:covered-table-cell/>
          <table:table-cell table:style-name="TableCell233" table:number-columns-spanned="5">
            <text:p text:style-name="P234">錶面玻璃有無模糊不清</text:p>
          </table:table-cell>
          <table:covered-table-cell/>
          <table:covered-table-cell/>
          <table:covered-table-cell/>
          <table:covered-table-cell/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39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40" table:number-columns-spanned="5">
            <text:p text:style-name="P241">指針有無掉落彎曲</text:p>
          </table:table-cell>
          <table:covered-table-cell/>
          <table:covered-table-cell/>
          <table:covered-table-cell/>
          <table:covered-table-cell/>
          <table:table-cell table:style-name="TableCell242">
            <text:p text:style-name="P243"/>
          </table:table-cell>
          <table:table-cell table:style-name="TableCell244" table:number-columns-spanned="2">
            <text:p text:style-name="P24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4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47" table:number-columns-spanned="5">
            <text:p text:style-name="P248">刻度指示版及鏡面刻度有無破損</text:p>
          </table:table-cell>
          <table:covered-table-cell/>
          <table:covered-table-cell/>
          <table:covered-table-cell/>
          <table:covered-table-cell/>
          <table:table-cell table:style-name="TableCell249">
            <text:p text:style-name="P250"/>
          </table:table-cell>
          <table:table-cell table:style-name="TableCell251" table:number-columns-spanned="2">
            <text:p text:style-name="P2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53">
          <table:table-cell table:style-name="TableCell254" table:number-rows-spanned="2">
            <text:p text:style-name="P255">八</text:p>
          </table:table-cell>
          <table:table-cell table:style-name="TableCell256" table:number-columns-spanned="2" table:number-rows-spanned="2">
            <text:p text:style-name="P257">安全閥</text:p>
          </table:table-cell>
          <table:covered-table-cell/>
          <table:table-cell table:style-name="TableCell258" table:number-columns-spanned="5">
            <text:p text:style-name="P259">安全閥測試有無卡死，不在規定之壓力內吹洩</text:p>
          </table:table-cell>
          <table:covered-table-cell/>
          <table:covered-table-cell/>
          <table:covered-table-cell/>
          <table:covered-table-cell/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64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65" table:number-columns-spanned="5">
            <text:p text:style-name="P266"><text:span text:style-name="T267">安全閥進口基部閥有無保持全開，排放管口有無防雨水及塵埃之活蓋</text:span></text:p>
          </table:table-cell>
          <table:covered-table-cell/>
          <table:covered-table-cell/>
          <table:covered-table-cell/>
          <table:covered-table-cell/>
          <table:table-cell table:style-name="TableCell268">
            <text:p text:style-name="P269"/>
          </table:table-cell>
          <table:table-cell table:style-name="TableCell270" table:number-columns-spanned="2">
            <text:p text:style-name="P27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72">
          <table:table-cell table:style-name="TableCell273" table:number-rows-spanned="3">
            <text:p text:style-name="P274">九</text:p>
          </table:table-cell>
          <table:table-cell table:style-name="TableCell275" table:number-columns-spanned="2" table:number-rows-spanned="3">
            <text:p text:style-name="P276">周圍環境</text:p>
          </table:table-cell>
          <table:covered-table-cell/>
          <table:table-cell table:style-name="TableCell277" table:number-columns-spanned="5">
            <text:p text:style-name="P278">儲槽四周有無堆放雜物阻礙通道</text:p>
          </table:table-cell>
          <table:covered-table-cell/>
          <table:covered-table-cell/>
          <table:covered-table-cell/>
          <table:covered-table-cell/>
          <table:table-cell table:style-name="TableCell279">
            <text:p text:style-name="P280"/>
          </table:table-cell>
          <table:table-cell table:style-name="TableCell281" table:number-columns-spanned="2">
            <text:p text:style-name="P28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8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84" table:number-columns-spanned="5">
            <text:p text:style-name="P285">儲槽周圍2公尺內有無發火性物質，5公尺內有無易燃物</text:p>
          </table:table-cell>
          <table:covered-table-cell/>
          <table:covered-table-cell/>
          <table:covered-table-cell/>
          <table:covered-table-cell/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9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91" table:number-columns-spanned="5">
            <text:p text:style-name="P292">儲槽有無圍籬及警示標誌</text:p>
          </table:table-cell>
          <table:covered-table-cell/>
          <table:covered-table-cell/>
          <table:covered-table-cell/>
          <table:covered-table-cell/>
          <table:table-cell table:style-name="TableCell293">
            <text:p text:style-name="P294"/>
          </table:table-cell>
          <table:table-cell table:style-name="TableCell295" table:number-columns-spanned="2">
            <text:p text:style-name="P29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97">
          <table:table-cell table:style-name="TableCell298" table:number-columns-spanned="3">
            <text:p text:style-name="P299">檢查人員簽名</text:p>
          </table:table-cell>
          <table:covered-table-cell/>
          <table:covered-table-cell/>
          <table:table-cell table:style-name="TableCell300">
            <text:p text:style-name="P301"/>
          </table:table-cell>
          <table:table-cell table:style-name="TableCell302" table:number-columns-spanned="3">
            <text:p text:style-name="P303"><text:s text:c="2"/>負責人簽名</text:p>
          </table:table-cell>
          <table:covered-table-cell/>
          <table:covered-table-cell/>
          <table:table-cell table:style-name="TableCell304" table:number-columns-spanned="3">
            <text:p text:style-name="P305"/>
          </table:table-cell>
          <table:covered-table-cell/>
          <table:covered-table-cell/>
          <table:table-cell table:style-name="TableCell306" table:number-columns-spanned="4">
            <text:p text:style-name="P307">系所主管簽名</text:p>
          </table:table-cell>
          <table:covered-table-cell/>
          <table:covered-table-cell/>
          <table:covered-table-cell/>
          <table:table-cell table:style-name="TableCell308" table:number-columns-spanned="2">
            <text:p text:style-name="P309"/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>說明</text:p>
          </table:table-cell>
          <table:covered-table-cell/>
          <table:table-cell table:style-name="TableCell313" table:number-columns-spanned="14">
            <text:p text:style-name="P314">1.<text:s/>檢查結果:正常ˇ，異常須送修或改善×。</text:p>
            <text:p text:style-name="P315">2.<text:s/>表格備存三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18:00Z</meta:creation-date>
    <dc:date>2020-04-14T05:37:00Z</dc:date>
    <meta:print-date>2009-11-11T09:43:00Z</meta:print-date>
    <meta:template xlink:href="Normal" xlink:type="simple"/>
    <meta:editing-cycles>13</meta:editing-cycles>
    <meta:editing-duration>PT600S</meta:editing-duration>
    <meta:document-statistic meta:page-count="1" meta:paragraph-count="1" meta:word-count="136" meta:character-count="911" meta:row-count="6" meta:non-whitespace-character-count="776"/>
  </office:meta>
</office:document-meta>
</file>